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A0000025331C6A860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position size"/>
    </style:style>
    <style:style style:name="gr3" style:family="graphic" style:parent-style-name="standard">
      <style:graphic-properties svg:stroke-color="#0000ff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48cm"/>
    </style:style>
    <style:style style:name="gr6" style:family="graphic" style:parent-style-name="objectwithoutfill">
      <style:graphic-properties draw:stroke="dash" draw:stroke-dash="Fine_20_Dashed_20__28_var_29_" svg:stroke-color="#333333" draw:fill="none" draw:textarea-vertical-align="middle" style:protect="position 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48cm" style:protect="position 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3cm" fo:min-width="0.603cm" style:protect="position 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3cm" fo:min-width="0.823cm" style:protect="position siz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 style:protect="position size"/>
    </style:style>
    <style:style style:name="P1" style:family="paragraph">
      <style:paragraph-properties fo:text-align="center"/>
    </style:style>
    <style:style style:name="P2" style:family="paragraph">
      <style:text-properties fo:font-family="'Courier 10 Pitch'" style:font-pitch="fixed"/>
    </style:style>
    <style:style style:name="P3" style:family="paragraph">
      <style:text-properties fo:color="#333333" fo:font-family="'Courier 10 Pitch'" style:font-pitch="fixed"/>
    </style:style>
    <style:style style:name="T1" style:family="text">
      <style:text-properties fo:font-family="'Courier 10 Pitch'" style:font-pitch="fixed"/>
    </style:style>
    <style:style style:name="T2" style:family="text">
      <style:text-properties fo:color="#333333" fo:font-family="'Courier 10 Pitch'" style:font-pitch="fixed"/>
    </style:style>
    <style:style style:name="T3" style:family="text">
      <style:text-properties fo:color="#333333" style:text-position="sub 58%" fo:font-family="'Courier 10 Pitch'" style:font-pitch="fixed" fo:font-size="18pt" style:font-size-asian="18pt" style:font-size-complex="18pt"/>
    </style:style>
    <style:style style:name="T4" style:family="text">
      <style:text-properties fo:color="#333333" style:text-position="sub 58%" fo:font-family="'Courier 10 Pitch'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controls" svg:width="29.704cm" svg:height="20.99cm" svg:x="0.882cm" svg:y="7.236cm">
          <draw:image xlink:href="Pictures/100002010000034A0000025331C6A860.png" xlink:type="simple" xlink:show="embed" xlink:actuate="onLoad">
            <text:p/>
          </draw:image>
        </draw:frame>
        <draw:g draw:style-name="gr2">
          <draw:custom-shape draw:style-name="gr3" draw:text-style-name="P1" draw:layer="controls" svg:width="16.933cm" svg:height="1.411cm" svg:x="4.304cm" svg:y="7.6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controls" svg:width="22.931cm" svg:height="16.475cm" svg:x="1.305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controls" svg:width="22.86cm" svg:height="16.404cm" svg:x="1.341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controls" svg:width="6.35cm" svg:height="0.847cm" svg:x="1.729cm" svg:y="24.6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controls" svg:width="3.528cm" svg:height="2.54cm" svg:x="20.708cm" svg:y="23.4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controls" svg:width="3.457cm" svg:height="2.469cm" svg:x="20.743cm" svg:y="23.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controls" svg:width="1.27cm" svg:height="1.27cm" svg:x="22.754cm" svg:y="21.9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controls" svg:width="15.734cm" svg:height="1.411cm" svg:x="8.502cm" svg:y="26.3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controls" svg:width="0.035cm" svg:height="20.99cm" svg:x="24.659cm" svg:y="7.2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controls" svg:width="5.292cm" svg:height="16.475cm" svg:x="24.871cm" svg:y="7.6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controls" svg:width="5.292cm" svg:height="0.353cm" svg:x="24.871cm" svg:y="24.3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controls" svg:width="5.292cm" svg:height="0.353cm" svg:x="24.871cm" svg:y="24.9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controls" svg:width="5.292cm" svg:height="0.706cm" svg:x="24.871cm" svg:y="25.4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controls" svg:width="5.292cm" svg:height="1.411cm" svg:x="24.871cm" svg:y="26.38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controls" svg:width="29.704cm" svg:height="20.99cm" svg:x="0.882cm" svg:y="7.23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5" draw:text-style-name="P2" draw:layer="controls" svg:width="0.82cm" svg:height="0.988cm" svg:x="1.535cm" svg:y="28.228cm">
            <draw:text-box>
              <text:p><text:span text:style-name="T1">x</text:span></text:p>
            </draw:text-box>
          </draw:frame>
          <draw:frame draw:style-name="gr5" draw:text-style-name="P2" draw:layer="controls" svg:width="0.82cm" svg:height="0.988cm" svg:x="-0.131cm" svg:y="26.638cm">
            <draw:text-box>
              <text:p><text:span text:style-name="T1">y</text:span></text:p>
            </draw:text-box>
          </draw:frame>
          <draw:line draw:style-name="gr6" draw:text-style-name="P1" draw:layer="controls" svg:x1="0.882cm" svg:y1="28.222cm" svg:x2="0.882cm" svg:y2="0.882cm">
            <text:p/>
          </draw:line>
          <draw:frame draw:style-name="gr7" draw:text-style-name="P3" draw:layer="controls" svg:width="1.103cm" svg:height="1.173cm" svg:x="0.881cm" svg:y="0.296cm">
            <draw:text-box>
              <text:p><text:span text:style-name="T2">x</text:span><text:span text:style-name="T3">0</text:span></text:p>
            </draw:text-box>
          </draw:frame>
          <draw:line draw:style-name="gr6" draw:text-style-name="P1" draw:layer="controls" svg:x1="1.305cm" svg:y1="28.222cm" svg:x2="1.305cm" svg:y2="1.764cm">
            <text:p/>
          </draw:line>
          <draw:frame draw:style-name="gr7" draw:text-style-name="P3" draw:layer="controls" svg:width="1.103cm" svg:height="1.173cm" svg:x="1.305cm" svg:y="1.178cm">
            <draw:text-box>
              <text:p><text:span text:style-name="T2">x</text:span><text:span text:style-name="T3">1</text:span></text:p>
            </draw:text-box>
          </draw:frame>
          <draw:line draw:style-name="gr6" draw:text-style-name="P1" draw:layer="controls" svg:x1="1.341cm" svg:y1="28.222cm" svg:x2="1.341cm" svg:y2="2.646cm">
            <text:p/>
          </draw:line>
          <draw:frame draw:style-name="gr7" draw:text-style-name="P3" draw:layer="controls" svg:width="1.103cm" svg:height="1.173cm" svg:x="1.34cm" svg:y="2.06cm">
            <draw:text-box>
              <text:p><text:span text:style-name="T2">x</text:span><text:span text:style-name="T3">2</text:span></text:p>
            </draw:text-box>
          </draw:frame>
          <draw:line draw:style-name="gr6" draw:text-style-name="P1" draw:layer="controls" svg:x1="1.729cm" svg:y1="28.222cm" svg:x2="1.729cm" svg:y2="3.528cm">
            <text:p/>
          </draw:line>
          <draw:frame draw:style-name="gr7" draw:text-style-name="P3" draw:layer="controls" svg:width="1.103cm" svg:height="1.173cm" svg:x="1.728cm" svg:y="2.942cm">
            <draw:text-box>
              <text:p><text:span text:style-name="T2">x</text:span><text:span text:style-name="T3">3</text:span></text:p>
            </draw:text-box>
          </draw:frame>
          <draw:line draw:style-name="gr6" draw:text-style-name="P1" draw:layer="controls" svg:x1="4.303cm" svg:y1="28.222cm" svg:x2="4.303cm" svg:y2="0.882cm">
            <text:p/>
          </draw:line>
          <draw:frame draw:style-name="gr7" draw:text-style-name="P3" draw:layer="controls" svg:width="1.103cm" svg:height="1.173cm" svg:x="4.303cm" svg:y="0.296cm">
            <draw:text-box>
              <text:p><text:span text:style-name="T2">x</text:span><text:span text:style-name="T3">4</text:span></text:p>
            </draw:text-box>
          </draw:frame>
          <draw:line draw:style-name="gr6" draw:text-style-name="P1" draw:layer="controls" svg:x1="8.078cm" svg:y1="28.222cm" svg:x2="8.078cm" svg:y2="0.882cm">
            <text:p/>
          </draw:line>
          <draw:frame draw:style-name="gr7" draw:text-style-name="P3" draw:layer="controls" svg:width="1.103cm" svg:height="1.173cm" svg:x="8.078cm" svg:y="0.296cm">
            <draw:text-box>
              <text:p><text:span text:style-name="T2">x</text:span><text:span text:style-name="T3">5</text:span></text:p>
            </draw:text-box>
          </draw:frame>
          <draw:frame draw:style-name="gr7" draw:text-style-name="P3" draw:layer="controls" svg:width="1.103cm" svg:height="1.173cm" svg:x="8.501cm" svg:y="1.178cm">
            <draw:text-box>
              <text:p><text:span text:style-name="T2">x</text:span><text:span text:style-name="T3">6</text:span></text:p>
            </draw:text-box>
          </draw:frame>
          <draw:line draw:style-name="gr6" draw:text-style-name="P1" draw:layer="controls" svg:x1="8.501cm" svg:y1="28.222cm" svg:x2="8.501cm" svg:y2="1.764cm">
            <text:p/>
          </draw:line>
          <draw:line draw:style-name="gr6" draw:text-style-name="P1" draw:layer="controls" svg:x1="20.708cm" svg:y1="28.222cm" svg:x2="20.708cm" svg:y2="0.882cm">
            <text:p/>
          </draw:line>
          <draw:frame draw:style-name="gr7" draw:text-style-name="P3" draw:layer="controls" svg:width="1.103cm" svg:height="1.173cm" svg:x="20.707cm" svg:y="0.296cm">
            <draw:text-box>
              <text:p><text:span text:style-name="T2">x</text:span><text:span text:style-name="T3">7</text:span></text:p>
            </draw:text-box>
          </draw:frame>
          <draw:frame draw:style-name="gr7" draw:text-style-name="P3" draw:layer="controls" svg:width="1.103cm" svg:height="1.173cm" svg:x="20.743cm" svg:y="1.178cm">
            <draw:text-box>
              <text:p><text:span text:style-name="T2">x</text:span><text:span text:style-name="T3">8</text:span></text:p>
            </draw:text-box>
          </draw:frame>
          <draw:line draw:style-name="gr6" draw:text-style-name="P1" draw:layer="controls" svg:x1="20.743cm" svg:y1="28.222cm" svg:x2="20.743cm" svg:y2="1.764cm">
            <text:p/>
          </draw:line>
          <draw:line draw:style-name="gr6" draw:text-style-name="P1" draw:layer="controls" svg:x1="30.163cm" svg:y1="28.222cm" svg:x2="30.163cm" svg:y2="0.882cm">
            <text:p/>
          </draw:line>
          <draw:frame draw:style-name="gr7" draw:text-style-name="P3" draw:layer="controls" svg:width="1.323cm" svg:height="1.173cm" svg:x="30.162cm" svg:y="0.296cm">
            <draw:text-box>
              <text:p><text:span text:style-name="T2">x</text:span><text:span text:style-name="T3">17</text:span></text:p>
            </draw:text-box>
          </draw:frame>
          <draw:line draw:style-name="gr6" draw:text-style-name="P1" draw:layer="controls" svg:x1="30.587cm" svg:y1="28.222cm" svg:x2="30.587cm" svg:y2="1.764cm">
            <text:p/>
          </draw:line>
          <draw:frame draw:style-name="gr7" draw:text-style-name="P3" draw:layer="controls" svg:width="1.323cm" svg:height="1.173cm" svg:x="30.585cm" svg:y="1.178cm">
            <draw:text-box>
              <text:p><text:span text:style-name="T2">x</text:span><text:span text:style-name="T3">18</text:span></text:p>
            </draw:text-box>
          </draw:frame>
          <draw:line draw:style-name="gr6" draw:text-style-name="P1" draw:layer="controls" svg:x1="24.201cm" svg:y1="28.222cm" svg:x2="24.201cm" svg:y2="2.646cm">
            <text:p/>
          </draw:line>
          <draw:frame draw:style-name="gr7" draw:text-style-name="P3" draw:layer="controls" svg:width="1.323cm" svg:height="1.173cm" svg:x="24.2cm" svg:y="2.06cm">
            <draw:text-box>
              <text:p><text:span text:style-name="T2">x</text:span><text:span text:style-name="T3">12</text:span></text:p>
            </draw:text-box>
          </draw:frame>
          <draw:line draw:style-name="gr6" draw:text-style-name="P1" draw:layer="controls" svg:x1="21.238cm" svg:y1="28.222cm" svg:x2="21.238cm" svg:y2="2.646cm">
            <text:p/>
          </draw:line>
          <draw:frame draw:style-name="gr8" draw:text-style-name="P3" draw:layer="controls" svg:width="1.103cm" svg:height="1.173cm" svg:x="21.237cm" svg:y="2.06cm">
            <draw:text-box>
              <text:p><text:span text:style-name="T2">x</text:span><text:span text:style-name="T3">9</text:span></text:p>
            </draw:text-box>
          </draw:frame>
          <draw:line draw:style-name="gr6" draw:text-style-name="P1" draw:layer="controls" svg:x1="24.236cm" svg:y1="28.222cm" svg:x2="24.236cm" svg:y2="3.528cm">
            <text:p/>
          </draw:line>
          <draw:frame draw:style-name="gr7" draw:text-style-name="P3" draw:layer="controls" svg:width="1.323cm" svg:height="1.173cm" svg:x="24.235cm" svg:y="2.942cm">
            <draw:text-box>
              <text:p><text:span text:style-name="T2">x</text:span><text:span text:style-name="T3">13</text:span></text:p>
            </draw:text-box>
          </draw:frame>
          <draw:line draw:style-name="gr6" draw:text-style-name="P1" draw:layer="controls" svg:x1="24.659cm" svg:y1="28.223cm" svg:x2="24.659cm" svg:y2="4.41cm">
            <text:p/>
          </draw:line>
          <draw:frame draw:style-name="gr7" draw:text-style-name="P3" draw:layer="controls" svg:width="1.323cm" svg:height="1.173cm" svg:x="24.659cm" svg:y="3.824cm">
            <draw:text-box>
              <text:p><text:span text:style-name="T2">x</text:span><text:span text:style-name="T3">14</text:span></text:p>
            </draw:text-box>
          </draw:frame>
          <draw:line draw:style-name="gr6" draw:text-style-name="P1" draw:layer="controls" svg:x1="24.694cm" svg:y1="28.223cm" svg:x2="24.694cm" svg:y2="5.292cm">
            <text:p/>
          </draw:line>
          <draw:frame draw:style-name="gr7" draw:text-style-name="P3" draw:layer="controls" svg:width="1.323cm" svg:height="1.173cm" svg:x="24.694cm" svg:y="4.706cm">
            <draw:text-box>
              <text:p><text:span text:style-name="T2">x</text:span><text:span text:style-name="T3">15</text:span></text:p>
            </draw:text-box>
          </draw:frame>
          <draw:line draw:style-name="gr6" draw:text-style-name="P1" draw:layer="controls" svg:x1="24.871cm" svg:y1="28.223cm" svg:x2="24.871cm" svg:y2="6.174cm">
            <text:p/>
          </draw:line>
          <draw:frame draw:style-name="gr7" draw:text-style-name="P3" draw:layer="controls" svg:width="1.323cm" svg:height="1.173cm" svg:x="24.87cm" svg:y="5.588cm">
            <draw:text-box>
              <text:p><text:span text:style-name="T2">x</text:span><text:span text:style-name="T3">16</text:span></text:p>
            </draw:text-box>
          </draw:frame>
          <draw:line draw:style-name="gr6" draw:text-style-name="P1" draw:layer="controls" svg:x1="0.882cm" svg:y1="28.222cm" svg:x2="41.451cm" svg:y2="28.222cm">
            <text:p/>
          </draw:line>
          <draw:line draw:style-name="gr6" draw:text-style-name="P1" draw:layer="controls" svg:x1="22.755cm" svg:y1="28.222cm" svg:x2="22.755cm" svg:y2="0.882cm">
            <text:p/>
          </draw:line>
          <draw:frame draw:style-name="gr7" draw:text-style-name="P3" draw:layer="controls" svg:width="1.323cm" svg:height="1.173cm" svg:x="22.754cm" svg:y="0.296cm">
            <draw:text-box>
              <text:p><text:span text:style-name="T2">x</text:span><text:span text:style-name="T3">10</text:span></text:p>
            </draw:text-box>
          </draw:frame>
          <draw:line draw:style-name="gr6" draw:text-style-name="P1" draw:layer="controls" svg:x1="24.025cm" svg:y1="28.222cm" svg:x2="24.025cm" svg:y2="1.764cm">
            <text:p/>
          </draw:line>
          <draw:frame draw:style-name="gr7" draw:text-style-name="P3" draw:layer="controls" svg:width="1.323cm" svg:height="1.173cm" svg:x="24.024cm" svg:y="1.178cm">
            <draw:text-box>
              <text:p><text:span text:style-name="T2">x</text:span><text:span text:style-name="T3">11</text:span></text:p>
            </draw:text-box>
          </draw:frame>
          <draw:frame draw:style-name="gr7" draw:text-style-name="P3" draw:layer="controls" svg:width="1.103cm" svg:height="1.173cm" svg:x="40.9cm" svg:y="27.049cm">
            <draw:text-box>
              <text:p><text:span text:style-name="T2">y</text:span><text:span text:style-name="T4">0</text:span></text:p>
            </draw:text-box>
          </draw:frame>
          <draw:line draw:style-name="gr6" draw:text-style-name="P1" draw:layer="controls" svg:x1="0.881cm" svg:y1="27.799cm" svg:x2="40.569cm" svg:y2="27.799cm">
            <text:p/>
          </draw:line>
          <draw:frame draw:style-name="gr7" draw:text-style-name="P3" draw:layer="controls" svg:width="1.103cm" svg:height="1.173cm" svg:x="40.018cm" svg:y="26.626cm">
            <draw:text-box>
              <text:p><text:span text:style-name="T2">y</text:span><text:span text:style-name="T4">1</text:span></text:p>
            </draw:text-box>
          </draw:frame>
          <draw:line draw:style-name="gr6" draw:text-style-name="P1" draw:layer="controls" svg:x1="0.881cm" svg:y1="26.176cm" svg:x2="40.569cm" svg:y2="26.176cm">
            <text:p/>
          </draw:line>
          <draw:frame draw:style-name="gr8" draw:text-style-name="P3" draw:layer="controls" svg:width="1.103cm" svg:height="1.173cm" svg:x="40.018cm" svg:y="25.003cm">
            <draw:text-box>
              <text:p><text:span text:style-name="T2">y</text:span><text:span text:style-name="T4">3</text:span></text:p>
            </draw:text-box>
          </draw:frame>
          <draw:line draw:style-name="gr6" draw:text-style-name="P1" draw:layer="controls" svg:x1="0.881cm" svg:y1="26.388cm" svg:x2="41.45cm" svg:y2="26.388cm">
            <text:p/>
          </draw:line>
          <draw:frame draw:style-name="gr8" draw:text-style-name="P3" draw:layer="controls" svg:width="1.103cm" svg:height="1.173cm" svg:x="40.9cm" svg:y="25.215cm">
            <draw:text-box>
              <text:p><text:span text:style-name="T2">y</text:span><text:span text:style-name="T4">2</text:span></text:p>
            </draw:text-box>
          </draw:frame>
          <draw:line draw:style-name="gr6" draw:text-style-name="P1" draw:layer="controls" svg:x1="0.881cm" svg:y1="25.964cm" svg:x2="39.687cm" svg:y2="25.964cm">
            <text:p/>
          </draw:line>
          <draw:frame draw:style-name="gr7" draw:text-style-name="P3" draw:layer="controls" svg:width="1.103cm" svg:height="1.173cm" svg:x="39.137cm" svg:y="24.791cm">
            <draw:text-box>
              <text:p><text:span text:style-name="T2">y</text:span><text:span text:style-name="T4">4</text:span></text:p>
            </draw:text-box>
          </draw:frame>
          <draw:line draw:style-name="gr6" draw:text-style-name="P1" draw:layer="controls" svg:x1="0.881cm" svg:y1="25.929cm" svg:x2="38.805cm" svg:y2="25.929cm">
            <text:p/>
          </draw:line>
          <draw:frame draw:style-name="gr7" draw:text-style-name="P3" draw:layer="controls" svg:width="1.103cm" svg:height="1.173cm" svg:x="38.255cm" svg:y="24.756cm">
            <draw:text-box>
              <text:p><text:span text:style-name="T2">y</text:span><text:span text:style-name="T4">5</text:span></text:p>
            </draw:text-box>
          </draw:frame>
          <draw:line draw:style-name="gr6" draw:text-style-name="P1" draw:layer="controls" svg:x1="0.881cm" svg:y1="25.471cm" svg:x2="37.923cm" svg:y2="25.471cm">
            <text:p/>
          </draw:line>
          <draw:frame draw:style-name="gr7" draw:text-style-name="P3" draw:layer="controls" svg:width="1.103cm" svg:height="1.173cm" svg:x="37.373cm" svg:y="24.298cm">
            <draw:text-box>
              <text:p><text:span text:style-name="T2">y</text:span><text:span text:style-name="T4">6</text:span></text:p>
            </draw:text-box>
          </draw:frame>
          <draw:line draw:style-name="gr6" draw:text-style-name="P1" draw:layer="controls" svg:x1="0.881cm" svg:y1="25.259cm" svg:x2="37.041cm" svg:y2="25.259cm">
            <text:p/>
          </draw:line>
          <draw:frame draw:style-name="gr7" draw:text-style-name="P3" draw:layer="controls" svg:width="1.103cm" svg:height="1.173cm" svg:x="36.491cm" svg:y="24.086cm">
            <draw:text-box>
              <text:p><text:span text:style-name="T2">y</text:span><text:span text:style-name="T4">7</text:span></text:p>
            </draw:text-box>
          </draw:frame>
          <draw:line draw:style-name="gr6" draw:text-style-name="P1" draw:layer="controls" svg:x1="0.881cm" svg:y1="24.906cm" svg:x2="36.159cm" svg:y2="24.906cm">
            <text:p/>
          </draw:line>
          <draw:frame draw:style-name="gr7" draw:text-style-name="P3" draw:layer="controls" svg:width="1.103cm" svg:height="1.173cm" svg:x="35.609cm" svg:y="23.733cm">
            <draw:text-box>
              <text:p><text:span text:style-name="T2">y</text:span><text:span text:style-name="T4">8</text:span></text:p>
            </draw:text-box>
          </draw:frame>
          <draw:line draw:style-name="gr6" draw:text-style-name="P1" draw:layer="controls" svg:x1="0.882cm" svg:y1="24.694cm" svg:x2="35.278cm" svg:y2="24.694cm">
            <text:p/>
          </draw:line>
          <draw:frame draw:style-name="gr7" draw:text-style-name="P3" draw:layer="controls" svg:width="1.103cm" svg:height="1.173cm" svg:x="34.727cm" svg:y="23.521cm">
            <draw:text-box>
              <text:p><text:span text:style-name="T2">y</text:span><text:span text:style-name="T4">9</text:span></text:p>
            </draw:text-box>
          </draw:frame>
          <draw:line draw:style-name="gr6" draw:text-style-name="P1" draw:layer="controls" svg:x1="0.882cm" svg:y1="24.342cm" svg:x2="34.396cm" svg:y2="24.342cm">
            <text:p/>
          </draw:line>
          <draw:frame draw:style-name="gr7" draw:text-style-name="P3" draw:layer="controls" svg:width="1.323cm" svg:height="1.173cm" svg:x="33.735cm" svg:y="23.169cm">
            <draw:text-box>
              <text:p><text:span text:style-name="T2">y</text:span><text:span text:style-name="T4">10</text:span></text:p>
            </draw:text-box>
          </draw:frame>
          <draw:line draw:style-name="gr6" draw:text-style-name="P1" draw:layer="controls" svg:x1="0.882cm" svg:y1="23.46cm" svg:x2="32.632cm" svg:y2="23.46cm">
            <text:p/>
          </draw:line>
          <draw:frame draw:style-name="gr9" draw:text-style-name="P3" draw:layer="controls" svg:width="1.323cm" svg:height="1.173cm" svg:x="31.971cm" svg:y="22.287cm">
            <draw:text-box>
              <text:p><text:span text:style-name="T2">Y</text:span><text:span text:style-name="T4">12</text:span></text:p>
            </draw:text-box>
          </draw:frame>
          <draw:line draw:style-name="gr6" draw:text-style-name="P1" draw:layer="controls" svg:x1="0.882cm" svg:y1="23.424cm" svg:x2="31.75cm" svg:y2="23.424cm">
            <text:p/>
          </draw:line>
          <draw:frame draw:style-name="gr7" draw:text-style-name="P3" draw:layer="controls" svg:width="1.323cm" svg:height="1.173cm" svg:x="31.089cm" svg:y="22.251cm">
            <draw:text-box>
              <text:p><text:span text:style-name="T2">y</text:span><text:span text:style-name="T4">13</text:span></text:p>
            </draw:text-box>
          </draw:frame>
          <draw:line draw:style-name="gr6" draw:text-style-name="P1" draw:layer="controls" svg:x1="0.882cm" svg:y1="23.213cm" svg:x2="30.868cm" svg:y2="23.213cm">
            <text:p/>
          </draw:line>
          <draw:frame draw:style-name="gr7" draw:text-style-name="P3" draw:layer="controls" svg:width="1.323cm" svg:height="1.173cm" svg:x="30.207cm" svg:y="22.04cm">
            <draw:text-box>
              <text:p><text:span text:style-name="T2">y</text:span><text:span text:style-name="T4">14</text:span></text:p>
            </draw:text-box>
          </draw:frame>
          <draw:line draw:style-name="gr6" draw:text-style-name="P1" draw:layer="controls" svg:x1="0.882cm" svg:y1="21.943cm" svg:x2="41.451cm" svg:y2="21.943cm">
            <text:p/>
          </draw:line>
          <draw:frame draw:style-name="gr7" draw:text-style-name="P3" draw:layer="controls" svg:width="1.323cm" svg:height="1.173cm" svg:x="40.79cm" svg:y="20.77cm">
            <draw:text-box>
              <text:p><text:span text:style-name="T2">y</text:span><text:span text:style-name="T4">15</text:span></text:p>
            </draw:text-box>
          </draw:frame>
          <draw:line draw:style-name="gr6" draw:text-style-name="P1" draw:layer="controls" svg:x1="0.882cm" svg:y1="9.525cm" svg:x2="41.451cm" svg:y2="9.525cm">
            <text:p/>
          </draw:line>
          <draw:frame draw:style-name="gr7" draw:text-style-name="P3" draw:layer="controls" svg:width="1.323cm" svg:height="1.173cm" svg:x="40.79cm" svg:y="8.352cm">
            <draw:text-box>
              <text:p><text:span text:style-name="T2">y</text:span><text:span text:style-name="T4">16</text:span></text:p>
            </draw:text-box>
          </draw:frame>
          <draw:line draw:style-name="gr6" draw:text-style-name="P1" draw:layer="controls" svg:x1="0.882cm" svg:y1="9.49cm" svg:x2="40.57cm" svg:y2="9.49cm">
            <text:p/>
          </draw:line>
          <draw:frame draw:style-name="gr7" draw:text-style-name="P3" draw:layer="controls" svg:width="1.323cm" svg:height="1.173cm" svg:x="39.908cm" svg:y="8.317cm">
            <draw:text-box>
              <text:p><text:span text:style-name="T2">y</text:span><text:span text:style-name="T4">17</text:span></text:p>
            </draw:text-box>
          </draw:frame>
          <draw:line draw:style-name="gr6" draw:text-style-name="P1" draw:layer="controls" svg:x1="0.882cm" svg:y1="9.066cm" svg:x2="39.688cm" svg:y2="9.066cm">
            <text:p/>
          </draw:line>
          <draw:frame draw:style-name="gr7" draw:text-style-name="P3" draw:layer="controls" svg:width="1.323cm" svg:height="1.173cm" svg:x="39.027cm" svg:y="7.893cm">
            <draw:text-box>
              <text:p><text:span text:style-name="T2">y</text:span><text:span text:style-name="T4">18</text:span></text:p>
            </draw:text-box>
          </draw:frame>
          <draw:line draw:style-name="gr6" draw:text-style-name="P1" draw:layer="controls" svg:x1="0.882cm" svg:y1="7.655cm" svg:x2="41.451cm" svg:y2="7.655cm">
            <text:p/>
          </draw:line>
          <draw:frame draw:style-name="gr7" draw:text-style-name="P3" draw:layer="controls" svg:width="1.323cm" svg:height="1.173cm" svg:x="40.79cm" svg:y="6.482cm">
            <draw:text-box>
              <text:p><text:span text:style-name="T2">y</text:span><text:span text:style-name="T4">19</text:span></text:p>
            </draw:text-box>
          </draw:frame>
          <draw:line draw:style-name="gr6" draw:text-style-name="P1" draw:layer="controls" svg:x1="0.882cm" svg:y1="7.232cm" svg:x2="40.57cm" svg:y2="7.232cm">
            <text:p/>
          </draw:line>
          <draw:frame draw:style-name="gr7" draw:text-style-name="P3" draw:layer="controls" svg:width="1.323cm" svg:height="1.173cm" svg:x="39.908cm" svg:y="6.059cm">
            <draw:text-box>
              <text:p><text:span text:style-name="T2">y</text:span><text:span text:style-name="T4">20</text:span></text:p>
            </draw:text-box>
          </draw:frame>
          <draw:line draw:style-name="gr10" draw:text-style-name="P1" draw:layer="controls" svg:x1="0.883cm" svg:y1="28.222cm" svg:x2="0.883cm" svg:y2="26.952cm">
            <text:p/>
          </draw:line>
          <draw:line draw:style-name="gr10" draw:text-style-name="P1" draw:layer="controls" svg:x1="0.883cm" svg:y1="28.222cm" svg:x2="2.153cm" svg:y2="28.222cm">
            <text:p/>
          </draw:line>
          <draw:line draw:style-name="gr6" draw:text-style-name="P1" draw:layer="controls" svg:x1="0.882cm" svg:y1="24.13cm" svg:x2="33.514cm" svg:y2="24.13cm">
            <text:p/>
          </draw:line>
          <draw:frame draw:style-name="gr7" draw:text-style-name="P3" draw:layer="controls" svg:width="1.323cm" svg:height="1.173cm" svg:x="32.853cm" svg:y="22.957cm">
            <draw:text-box>
              <text:p><text:span text:style-name="T2">y</text:span><text:span text:style-name="T4">11</text:span></text:p>
            </draw:text-box>
          </draw:frame>
        </draw:g>
      </draw:page>
      <draw:page draw:name="page2" draw:style-name="dp1" draw:master-page-name="Standard">
        <draw:g>
          <draw:frame draw:style-name="gr5" draw:text-style-name="P2" draw:layer="layout" svg:width="0.82cm" svg:height="0.988cm" svg:x="1.535cm" svg:y="28.228cm">
            <draw:text-box>
              <text:p><text:span text:style-name="T1">x</text:span></text:p>
            </draw:text-box>
          </draw:frame>
          <draw:frame draw:style-name="gr5" draw:text-style-name="P2" draw:layer="layout" svg:width="0.82cm" svg:height="0.988cm" svg:x="-0.131cm" svg:y="26.638cm">
            <draw:text-box>
              <text:p><text:span text:style-name="T1">y</text:span></text:p>
            </draw:text-box>
          </draw:frame>
          <draw:line draw:style-name="gr6" draw:text-style-name="P1" draw:layer="layout" svg:x1="0.882cm" svg:y1="28.222cm" svg:x2="0.882cm" svg:y2="0.882cm">
            <text:p/>
          </draw:line>
          <draw:frame draw:style-name="gr7" draw:text-style-name="P3" draw:layer="layout" svg:width="1.103cm" svg:height="1.173cm" svg:x="0.881cm" svg:y="0.296cm">
            <draw:text-box>
              <text:p><text:span text:style-name="T2">x</text:span><text:span text:style-name="T3">0</text:span></text:p>
            </draw:text-box>
          </draw:frame>
          <draw:line draw:style-name="gr6" draw:text-style-name="P1" draw:layer="layout" svg:x1="1.305cm" svg:y1="28.222cm" svg:x2="1.305cm" svg:y2="1.764cm">
            <text:p/>
          </draw:line>
          <draw:frame draw:style-name="gr7" draw:text-style-name="P3" draw:layer="layout" svg:width="1.103cm" svg:height="1.173cm" svg:x="1.305cm" svg:y="1.178cm">
            <draw:text-box>
              <text:p><text:span text:style-name="T2">x</text:span><text:span text:style-name="T3">1</text:span></text:p>
            </draw:text-box>
          </draw:frame>
          <draw:line draw:style-name="gr6" draw:text-style-name="P1" draw:layer="layout" svg:x1="1.341cm" svg:y1="28.222cm" svg:x2="1.341cm" svg:y2="2.646cm">
            <text:p/>
          </draw:line>
          <draw:frame draw:style-name="gr7" draw:text-style-name="P3" draw:layer="layout" svg:width="1.103cm" svg:height="1.173cm" svg:x="1.34cm" svg:y="2.06cm">
            <draw:text-box>
              <text:p><text:span text:style-name="T2">x</text:span><text:span text:style-name="T3">2</text:span></text:p>
            </draw:text-box>
          </draw:frame>
          <draw:line draw:style-name="gr6" draw:text-style-name="P1" draw:layer="layout" svg:x1="1.729cm" svg:y1="28.222cm" svg:x2="1.729cm" svg:y2="3.528cm">
            <text:p/>
          </draw:line>
          <draw:frame draw:style-name="gr7" draw:text-style-name="P3" draw:layer="layout" svg:width="1.103cm" svg:height="1.173cm" svg:x="1.728cm" svg:y="2.942cm">
            <draw:text-box>
              <text:p><text:span text:style-name="T2">x</text:span><text:span text:style-name="T3">3</text:span></text:p>
            </draw:text-box>
          </draw:frame>
          <draw:line draw:style-name="gr6" draw:text-style-name="P1" draw:layer="layout" svg:x1="4.303cm" svg:y1="28.222cm" svg:x2="4.303cm" svg:y2="0.882cm">
            <text:p/>
          </draw:line>
          <draw:frame draw:style-name="gr7" draw:text-style-name="P3" draw:layer="layout" svg:width="1.103cm" svg:height="1.173cm" svg:x="4.303cm" svg:y="0.296cm">
            <draw:text-box>
              <text:p><text:span text:style-name="T2">x</text:span><text:span text:style-name="T3">4</text:span></text:p>
            </draw:text-box>
          </draw:frame>
          <draw:line draw:style-name="gr6" draw:text-style-name="P1" draw:layer="layout" svg:x1="8.078cm" svg:y1="28.222cm" svg:x2="8.078cm" svg:y2="0.882cm">
            <text:p/>
          </draw:line>
          <draw:frame draw:style-name="gr7" draw:text-style-name="P3" draw:layer="layout" svg:width="1.103cm" svg:height="1.173cm" svg:x="8.078cm" svg:y="0.296cm">
            <draw:text-box>
              <text:p><text:span text:style-name="T2">x</text:span><text:span text:style-name="T3">5</text:span></text:p>
            </draw:text-box>
          </draw:frame>
          <draw:frame draw:style-name="gr7" draw:text-style-name="P3" draw:layer="layout" svg:width="1.103cm" svg:height="1.173cm" svg:x="8.501cm" svg:y="1.178cm">
            <draw:text-box>
              <text:p><text:span text:style-name="T2">x</text:span><text:span text:style-name="T3">6</text:span></text:p>
            </draw:text-box>
          </draw:frame>
          <draw:line draw:style-name="gr6" draw:text-style-name="P1" draw:layer="layout" svg:x1="8.501cm" svg:y1="28.222cm" svg:x2="8.501cm" svg:y2="1.764cm">
            <text:p/>
          </draw:line>
          <draw:line draw:style-name="gr6" draw:text-style-name="P1" draw:layer="layout" svg:x1="20.708cm" svg:y1="28.222cm" svg:x2="20.708cm" svg:y2="0.882cm">
            <text:p/>
          </draw:line>
          <draw:frame draw:style-name="gr7" draw:text-style-name="P3" draw:layer="layout" svg:width="1.103cm" svg:height="1.173cm" svg:x="20.707cm" svg:y="0.296cm">
            <draw:text-box>
              <text:p><text:span text:style-name="T2">x</text:span><text:span text:style-name="T3">7</text:span></text:p>
            </draw:text-box>
          </draw:frame>
          <draw:frame draw:style-name="gr7" draw:text-style-name="P3" draw:layer="layout" svg:width="1.103cm" svg:height="1.173cm" svg:x="20.743cm" svg:y="1.178cm">
            <draw:text-box>
              <text:p><text:span text:style-name="T2">x</text:span><text:span text:style-name="T3">8</text:span></text:p>
            </draw:text-box>
          </draw:frame>
          <draw:line draw:style-name="gr6" draw:text-style-name="P1" draw:layer="layout" svg:x1="20.743cm" svg:y1="28.222cm" svg:x2="20.743cm" svg:y2="1.764cm">
            <text:p/>
          </draw:line>
          <draw:line draw:style-name="gr6" draw:text-style-name="P1" draw:layer="layout" svg:x1="30.163cm" svg:y1="28.222cm" svg:x2="30.163cm" svg:y2="0.882cm">
            <text:p/>
          </draw:line>
          <draw:frame draw:style-name="gr7" draw:text-style-name="P3" draw:layer="layout" svg:width="1.323cm" svg:height="1.173cm" svg:x="30.162cm" svg:y="0.296cm">
            <draw:text-box>
              <text:p><text:span text:style-name="T2">x</text:span><text:span text:style-name="T3">17</text:span></text:p>
            </draw:text-box>
          </draw:frame>
          <draw:line draw:style-name="gr6" draw:text-style-name="P1" draw:layer="layout" svg:x1="30.587cm" svg:y1="28.222cm" svg:x2="30.587cm" svg:y2="1.764cm">
            <text:p/>
          </draw:line>
          <draw:frame draw:style-name="gr7" draw:text-style-name="P3" draw:layer="layout" svg:width="1.323cm" svg:height="1.173cm" svg:x="30.585cm" svg:y="1.178cm">
            <draw:text-box>
              <text:p><text:span text:style-name="T2">x</text:span><text:span text:style-name="T3">18</text:span></text:p>
            </draw:text-box>
          </draw:frame>
          <draw:line draw:style-name="gr6" draw:text-style-name="P1" draw:layer="layout" svg:x1="24.201cm" svg:y1="28.222cm" svg:x2="24.201cm" svg:y2="2.646cm">
            <text:p/>
          </draw:line>
          <draw:frame draw:style-name="gr7" draw:text-style-name="P3" draw:layer="layout" svg:width="1.323cm" svg:height="1.173cm" svg:x="24.2cm" svg:y="2.06cm">
            <draw:text-box>
              <text:p><text:span text:style-name="T2">x</text:span><text:span text:style-name="T3">12</text:span></text:p>
            </draw:text-box>
          </draw:frame>
          <draw:line draw:style-name="gr6" draw:text-style-name="P1" draw:layer="layout" svg:x1="21.238cm" svg:y1="28.222cm" svg:x2="21.238cm" svg:y2="2.646cm">
            <text:p/>
          </draw:line>
          <draw:frame draw:style-name="gr8" draw:text-style-name="P3" draw:layer="layout" svg:width="1.103cm" svg:height="1.173cm" svg:x="21.237cm" svg:y="2.06cm">
            <draw:text-box>
              <text:p><text:span text:style-name="T2">x</text:span><text:span text:style-name="T3">9</text:span></text:p>
            </draw:text-box>
          </draw:frame>
          <draw:line draw:style-name="gr6" draw:text-style-name="P1" draw:layer="layout" svg:x1="24.236cm" svg:y1="28.222cm" svg:x2="24.236cm" svg:y2="3.528cm">
            <text:p/>
          </draw:line>
          <draw:frame draw:style-name="gr7" draw:text-style-name="P3" draw:layer="layout" svg:width="1.323cm" svg:height="1.173cm" svg:x="24.235cm" svg:y="2.942cm">
            <draw:text-box>
              <text:p><text:span text:style-name="T2">x</text:span><text:span text:style-name="T3">13</text:span></text:p>
            </draw:text-box>
          </draw:frame>
          <draw:line draw:style-name="gr6" draw:text-style-name="P1" draw:layer="layout" svg:x1="24.659cm" svg:y1="28.223cm" svg:x2="24.659cm" svg:y2="4.41cm">
            <text:p/>
          </draw:line>
          <draw:frame draw:style-name="gr7" draw:text-style-name="P3" draw:layer="layout" svg:width="1.323cm" svg:height="1.173cm" svg:x="24.659cm" svg:y="3.824cm">
            <draw:text-box>
              <text:p><text:span text:style-name="T2">x</text:span><text:span text:style-name="T3">14</text:span></text:p>
            </draw:text-box>
          </draw:frame>
          <draw:line draw:style-name="gr6" draw:text-style-name="P1" draw:layer="layout" svg:x1="24.694cm" svg:y1="28.223cm" svg:x2="24.694cm" svg:y2="5.292cm">
            <text:p/>
          </draw:line>
          <draw:frame draw:style-name="gr7" draw:text-style-name="P3" draw:layer="layout" svg:width="1.323cm" svg:height="1.173cm" svg:x="24.694cm" svg:y="4.706cm">
            <draw:text-box>
              <text:p><text:span text:style-name="T2">x</text:span><text:span text:style-name="T3">15</text:span></text:p>
            </draw:text-box>
          </draw:frame>
          <draw:line draw:style-name="gr6" draw:text-style-name="P1" draw:layer="layout" svg:x1="24.871cm" svg:y1="28.223cm" svg:x2="24.871cm" svg:y2="6.174cm">
            <text:p/>
          </draw:line>
          <draw:frame draw:style-name="gr7" draw:text-style-name="P3" draw:layer="layout" svg:width="1.323cm" svg:height="1.173cm" svg:x="24.87cm" svg:y="5.588cm">
            <draw:text-box>
              <text:p><text:span text:style-name="T2">x</text:span><text:span text:style-name="T3">16</text:span></text:p>
            </draw:text-box>
          </draw:frame>
          <draw:line draw:style-name="gr6" draw:text-style-name="P1" draw:layer="layout" svg:x1="0.882cm" svg:y1="28.222cm" svg:x2="41.451cm" svg:y2="28.222cm">
            <text:p/>
          </draw:line>
          <draw:line draw:style-name="gr6" draw:text-style-name="P1" draw:layer="layout" svg:x1="22.755cm" svg:y1="28.222cm" svg:x2="22.755cm" svg:y2="0.882cm">
            <text:p/>
          </draw:line>
          <draw:frame draw:style-name="gr7" draw:text-style-name="P3" draw:layer="layout" svg:width="1.323cm" svg:height="1.173cm" svg:x="22.754cm" svg:y="0.296cm">
            <draw:text-box>
              <text:p><text:span text:style-name="T2">x</text:span><text:span text:style-name="T3">10</text:span></text:p>
            </draw:text-box>
          </draw:frame>
          <draw:line draw:style-name="gr6" draw:text-style-name="P1" draw:layer="layout" svg:x1="24.025cm" svg:y1="28.222cm" svg:x2="24.025cm" svg:y2="1.764cm">
            <text:p/>
          </draw:line>
          <draw:frame draw:style-name="gr7" draw:text-style-name="P3" draw:layer="layout" svg:width="1.323cm" svg:height="1.173cm" svg:x="24.024cm" svg:y="1.178cm">
            <draw:text-box>
              <text:p><text:span text:style-name="T2">x</text:span><text:span text:style-name="T3">11</text:span></text:p>
            </draw:text-box>
          </draw:frame>
          <draw:frame draw:style-name="gr7" draw:text-style-name="P3" draw:layer="layout" svg:width="1.103cm" svg:height="1.173cm" svg:x="40.9cm" svg:y="27.049cm">
            <draw:text-box>
              <text:p><text:span text:style-name="T2">y</text:span><text:span text:style-name="T4">0</text:span></text:p>
            </draw:text-box>
          </draw:frame>
          <draw:line draw:style-name="gr6" draw:text-style-name="P1" draw:layer="layout" svg:x1="0.881cm" svg:y1="27.799cm" svg:x2="40.569cm" svg:y2="27.799cm">
            <text:p/>
          </draw:line>
          <draw:frame draw:style-name="gr7" draw:text-style-name="P3" draw:layer="layout" svg:width="1.103cm" svg:height="1.173cm" svg:x="40.018cm" svg:y="26.626cm">
            <draw:text-box>
              <text:p><text:span text:style-name="T2">y</text:span><text:span text:style-name="T4">1</text:span></text:p>
            </draw:text-box>
          </draw:frame>
          <draw:line draw:style-name="gr6" draw:text-style-name="P1" draw:layer="layout" svg:x1="0.881cm" svg:y1="26.176cm" svg:x2="40.569cm" svg:y2="26.176cm">
            <text:p/>
          </draw:line>
          <draw:frame draw:style-name="gr8" draw:text-style-name="P3" draw:layer="layout" svg:width="1.103cm" svg:height="1.173cm" svg:x="40.018cm" svg:y="25.003cm">
            <draw:text-box>
              <text:p><text:span text:style-name="T2">y</text:span><text:span text:style-name="T4">3</text:span></text:p>
            </draw:text-box>
          </draw:frame>
          <draw:line draw:style-name="gr6" draw:text-style-name="P1" draw:layer="layout" svg:x1="0.881cm" svg:y1="26.388cm" svg:x2="41.45cm" svg:y2="26.388cm">
            <text:p/>
          </draw:line>
          <draw:frame draw:style-name="gr8" draw:text-style-name="P3" draw:layer="layout" svg:width="1.103cm" svg:height="1.173cm" svg:x="40.9cm" svg:y="25.215cm">
            <draw:text-box>
              <text:p><text:span text:style-name="T2">y</text:span><text:span text:style-name="T4">2</text:span></text:p>
            </draw:text-box>
          </draw:frame>
          <draw:line draw:style-name="gr6" draw:text-style-name="P1" draw:layer="layout" svg:x1="0.881cm" svg:y1="25.964cm" svg:x2="39.687cm" svg:y2="25.964cm">
            <text:p/>
          </draw:line>
          <draw:frame draw:style-name="gr7" draw:text-style-name="P3" draw:layer="layout" svg:width="1.103cm" svg:height="1.173cm" svg:x="39.137cm" svg:y="24.791cm">
            <draw:text-box>
              <text:p><text:span text:style-name="T2">y</text:span><text:span text:style-name="T4">4</text:span></text:p>
            </draw:text-box>
          </draw:frame>
          <draw:line draw:style-name="gr6" draw:text-style-name="P1" draw:layer="layout" svg:x1="0.881cm" svg:y1="25.929cm" svg:x2="38.805cm" svg:y2="25.929cm">
            <text:p/>
          </draw:line>
          <draw:frame draw:style-name="gr7" draw:text-style-name="P3" draw:layer="layout" svg:width="1.103cm" svg:height="1.173cm" svg:x="38.255cm" svg:y="24.756cm">
            <draw:text-box>
              <text:p><text:span text:style-name="T2">y</text:span><text:span text:style-name="T4">5</text:span></text:p>
            </draw:text-box>
          </draw:frame>
          <draw:line draw:style-name="gr6" draw:text-style-name="P1" draw:layer="layout" svg:x1="0.881cm" svg:y1="25.471cm" svg:x2="37.923cm" svg:y2="25.471cm">
            <text:p/>
          </draw:line>
          <draw:frame draw:style-name="gr7" draw:text-style-name="P3" draw:layer="layout" svg:width="1.103cm" svg:height="1.173cm" svg:x="37.373cm" svg:y="24.298cm">
            <draw:text-box>
              <text:p><text:span text:style-name="T2">y</text:span><text:span text:style-name="T4">6</text:span></text:p>
            </draw:text-box>
          </draw:frame>
          <draw:line draw:style-name="gr6" draw:text-style-name="P1" draw:layer="layout" svg:x1="0.881cm" svg:y1="25.259cm" svg:x2="37.041cm" svg:y2="25.259cm">
            <text:p/>
          </draw:line>
          <draw:frame draw:style-name="gr7" draw:text-style-name="P3" draw:layer="layout" svg:width="1.103cm" svg:height="1.173cm" svg:x="36.491cm" svg:y="24.086cm">
            <draw:text-box>
              <text:p><text:span text:style-name="T2">y</text:span><text:span text:style-name="T4">7</text:span></text:p>
            </draw:text-box>
          </draw:frame>
          <draw:line draw:style-name="gr6" draw:text-style-name="P1" draw:layer="layout" svg:x1="0.881cm" svg:y1="24.906cm" svg:x2="36.159cm" svg:y2="24.906cm">
            <text:p/>
          </draw:line>
          <draw:frame draw:style-name="gr7" draw:text-style-name="P3" draw:layer="layout" svg:width="1.103cm" svg:height="1.173cm" svg:x="35.609cm" svg:y="23.733cm">
            <draw:text-box>
              <text:p><text:span text:style-name="T2">y</text:span><text:span text:style-name="T4">8</text:span></text:p>
            </draw:text-box>
          </draw:frame>
          <draw:line draw:style-name="gr6" draw:text-style-name="P1" draw:layer="layout" svg:x1="0.882cm" svg:y1="24.694cm" svg:x2="35.278cm" svg:y2="24.694cm">
            <text:p/>
          </draw:line>
          <draw:frame draw:style-name="gr7" draw:text-style-name="P3" draw:layer="layout" svg:width="1.103cm" svg:height="1.173cm" svg:x="34.727cm" svg:y="23.521cm">
            <draw:text-box>
              <text:p><text:span text:style-name="T2">y</text:span><text:span text:style-name="T4">9</text:span></text:p>
            </draw:text-box>
          </draw:frame>
          <draw:line draw:style-name="gr6" draw:text-style-name="P1" draw:layer="layout" svg:x1="0.882cm" svg:y1="24.342cm" svg:x2="34.396cm" svg:y2="24.342cm">
            <text:p/>
          </draw:line>
          <draw:frame draw:style-name="gr7" draw:text-style-name="P3" draw:layer="layout" svg:width="1.323cm" svg:height="1.173cm" svg:x="33.735cm" svg:y="23.169cm">
            <draw:text-box>
              <text:p><text:span text:style-name="T2">y</text:span><text:span text:style-name="T4">10</text:span></text:p>
            </draw:text-box>
          </draw:frame>
          <draw:line draw:style-name="gr6" draw:text-style-name="P1" draw:layer="layout" svg:x1="0.882cm" svg:y1="23.46cm" svg:x2="32.632cm" svg:y2="23.46cm">
            <text:p/>
          </draw:line>
          <draw:frame draw:style-name="gr9" draw:text-style-name="P3" draw:layer="layout" svg:width="1.323cm" svg:height="1.173cm" svg:x="31.971cm" svg:y="22.287cm">
            <draw:text-box>
              <text:p><text:span text:style-name="T2">Y</text:span><text:span text:style-name="T4">12</text:span></text:p>
            </draw:text-box>
          </draw:frame>
          <draw:line draw:style-name="gr6" draw:text-style-name="P1" draw:layer="layout" svg:x1="0.882cm" svg:y1="23.424cm" svg:x2="31.75cm" svg:y2="23.424cm">
            <text:p/>
          </draw:line>
          <draw:frame draw:style-name="gr7" draw:text-style-name="P3" draw:layer="layout" svg:width="1.323cm" svg:height="1.173cm" svg:x="31.089cm" svg:y="22.251cm">
            <draw:text-box>
              <text:p><text:span text:style-name="T2">y</text:span><text:span text:style-name="T4">13</text:span></text:p>
            </draw:text-box>
          </draw:frame>
          <draw:line draw:style-name="gr6" draw:text-style-name="P1" draw:layer="layout" svg:x1="0.882cm" svg:y1="23.213cm" svg:x2="30.868cm" svg:y2="23.213cm">
            <text:p/>
          </draw:line>
          <draw:frame draw:style-name="gr7" draw:text-style-name="P3" draw:layer="layout" svg:width="1.323cm" svg:height="1.173cm" svg:x="30.207cm" svg:y="22.04cm">
            <draw:text-box>
              <text:p><text:span text:style-name="T2">y</text:span><text:span text:style-name="T4">14</text:span></text:p>
            </draw:text-box>
          </draw:frame>
          <draw:line draw:style-name="gr6" draw:text-style-name="P1" draw:layer="layout" svg:x1="0.882cm" svg:y1="21.943cm" svg:x2="41.451cm" svg:y2="21.943cm">
            <text:p/>
          </draw:line>
          <draw:frame draw:style-name="gr7" draw:text-style-name="P3" draw:layer="layout" svg:width="1.323cm" svg:height="1.173cm" svg:x="40.79cm" svg:y="20.77cm">
            <draw:text-box>
              <text:p><text:span text:style-name="T2">y</text:span><text:span text:style-name="T4">15</text:span></text:p>
            </draw:text-box>
          </draw:frame>
          <draw:line draw:style-name="gr6" draw:text-style-name="P1" draw:layer="layout" svg:x1="0.882cm" svg:y1="9.525cm" svg:x2="41.451cm" svg:y2="9.525cm">
            <text:p/>
          </draw:line>
          <draw:frame draw:style-name="gr7" draw:text-style-name="P3" draw:layer="layout" svg:width="1.323cm" svg:height="1.173cm" svg:x="40.79cm" svg:y="8.352cm">
            <draw:text-box>
              <text:p><text:span text:style-name="T2">y</text:span><text:span text:style-name="T4">16</text:span></text:p>
            </draw:text-box>
          </draw:frame>
          <draw:line draw:style-name="gr6" draw:text-style-name="P1" draw:layer="layout" svg:x1="0.882cm" svg:y1="9.49cm" svg:x2="40.57cm" svg:y2="9.49cm">
            <text:p/>
          </draw:line>
          <draw:frame draw:style-name="gr7" draw:text-style-name="P3" draw:layer="layout" svg:width="1.323cm" svg:height="1.173cm" svg:x="39.908cm" svg:y="8.317cm">
            <draw:text-box>
              <text:p><text:span text:style-name="T2">y</text:span><text:span text:style-name="T4">17</text:span></text:p>
            </draw:text-box>
          </draw:frame>
          <draw:line draw:style-name="gr6" draw:text-style-name="P1" draw:layer="layout" svg:x1="0.882cm" svg:y1="9.066cm" svg:x2="39.688cm" svg:y2="9.066cm">
            <text:p/>
          </draw:line>
          <draw:frame draw:style-name="gr7" draw:text-style-name="P3" draw:layer="layout" svg:width="1.323cm" svg:height="1.173cm" svg:x="39.027cm" svg:y="7.893cm">
            <draw:text-box>
              <text:p><text:span text:style-name="T2">y</text:span><text:span text:style-name="T4">18</text:span></text:p>
            </draw:text-box>
          </draw:frame>
          <draw:line draw:style-name="gr6" draw:text-style-name="P1" draw:layer="layout" svg:x1="0.882cm" svg:y1="7.655cm" svg:x2="41.451cm" svg:y2="7.655cm">
            <text:p/>
          </draw:line>
          <draw:frame draw:style-name="gr7" draw:text-style-name="P3" draw:layer="layout" svg:width="1.323cm" svg:height="1.173cm" svg:x="40.79cm" svg:y="6.482cm">
            <draw:text-box>
              <text:p><text:span text:style-name="T2">y</text:span><text:span text:style-name="T4">19</text:span></text:p>
            </draw:text-box>
          </draw:frame>
          <draw:line draw:style-name="gr6" draw:text-style-name="P1" draw:layer="layout" svg:x1="0.882cm" svg:y1="7.232cm" svg:x2="40.57cm" svg:y2="7.232cm">
            <text:p/>
          </draw:line>
          <draw:frame draw:style-name="gr7" draw:text-style-name="P3" draw:layer="layout" svg:width="1.323cm" svg:height="1.173cm" svg:x="39.908cm" svg:y="6.059cm">
            <draw:text-box>
              <text:p><text:span text:style-name="T2">y</text:span><text:span text:style-name="T4">20</text:span></text:p>
            </draw:text-box>
          </draw:frame>
          <draw:line draw:style-name="gr10" draw:text-style-name="P1" draw:layer="layout" svg:x1="0.883cm" svg:y1="28.222cm" svg:x2="0.883cm" svg:y2="26.952cm">
            <text:p/>
          </draw:line>
          <draw:line draw:style-name="gr10" draw:text-style-name="P1" draw:layer="layout" svg:x1="0.883cm" svg:y1="28.222cm" svg:x2="2.153cm" svg:y2="28.222cm">
            <text:p/>
          </draw:line>
          <draw:line draw:style-name="gr6" draw:text-style-name="P1" draw:layer="layout" svg:x1="0.882cm" svg:y1="24.13cm" svg:x2="33.514cm" svg:y2="24.13cm">
            <text:p/>
          </draw:line>
          <draw:frame draw:style-name="gr7" draw:text-style-name="P3" draw:layer="layout" svg:width="1.323cm" svg:height="1.173cm" svg:x="32.853cm" svg:y="22.957cm">
            <draw:text-box>
              <text:p><text:span text:style-name="T2">y</text:span><text:span text:style-name="T4">11</text:span></text:p>
            </draw:text-box>
          </draw:frame>
        </draw:g>
        <draw:g draw:style-name="gr2">
          <draw:custom-shape draw:style-name="gr3" draw:text-style-name="P1" draw:layer="layout" svg:width="16.933cm" svg:height="1.411cm" svg:x="4.304cm" svg:y="7.6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2.931cm" svg:height="16.475cm" svg:x="1.305cm" svg:y="9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2.86cm" svg:height="16.404cm" svg:x="1.341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.35cm" svg:height="0.847cm" svg:x="1.729cm" svg:y="24.6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528cm" svg:height="2.54cm" svg:x="20.708cm" svg:y="23.4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457cm" svg:height="2.469cm" svg:x="20.743cm" svg:y="23.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22.754cm" svg:y="21.9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5.734cm" svg:height="1.411cm" svg:x="8.502cm" svg:y="26.3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035cm" svg:height="20.99cm" svg:x="24.659cm" svg:y="7.2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292cm" svg:height="16.475cm" svg:x="24.871cm" svg:y="7.6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292cm" svg:height="0.353cm" svg:x="24.871cm" svg:y="24.3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292cm" svg:height="0.353cm" svg:x="24.871cm" svg:y="24.9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292cm" svg:height="0.706cm" svg:x="24.871cm" svg:y="25.4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292cm" svg:height="1.411cm" svg:x="24.871cm" svg:y="26.38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9.704cm" svg:height="20.99cm" svg:x="0.882cm" svg:y="7.23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marker-end="Circle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2.00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vero </meta:initial-creator>
    <meta:creation-date>2013-07-19T18:53:39</meta:creation-date>
    <dc:date>2013-07-20T16:35:58</dc:date>
    <dc:creator>severo </dc:creator>
    <meta:editing-duration>PT3H54M54S</meta:editing-duration>
    <meta:editing-cycles>41</meta:editing-cycles>
    <meta:generator>LibreOffice/4.0.2.2$Linux_X86_64 LibreOffice_project/400m0$Build-2</meta:generator>
    <meta:document-statistic meta:object-count="203"/>
  </office:meta>
</office:document-meta>
</file>